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harter" svg:font-family="charter, Georgia, Cambria, 'Times New Roman', Times, serif"/>
    <style:font-face style:name="sohne" svg:font-family="sohne, 'Helvetica Neue', Helvetica,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officeooo:paragraph-rsid="002454d1"/>
    </style:style>
    <style:style style:name="P2" style:family="paragraph" style:parent-style-name="Text_20_body">
      <style:text-properties officeooo:rsid="002454d1" officeooo:paragraph-rsid="002454d1"/>
    </style:style>
    <style:style style:name="P3" style:family="paragraph" style:parent-style-name="Text_20_body">
      <style:text-properties officeooo:rsid="0027ba10" officeooo:paragraph-rsid="0027ba10"/>
    </style:style>
    <style:style style:name="P4" style:family="paragraph" style:parent-style-name="Text_20_body" style:list-style-name="L2">
      <style:text-properties officeooo:rsid="0027ba10" officeooo:paragraph-rsid="0027ba10"/>
    </style:style>
    <style:style style:name="P5" style:family="paragraph" style:parent-style-name="Text_20_body" style:list-style-name="L3">
      <style:text-properties officeooo:rsid="0027ba10" officeooo:paragraph-rsid="0027ba10"/>
    </style:style>
    <style:style style:name="P6" style:family="paragraph" style:parent-style-name="Text_20_body">
      <style:text-properties fo:font-weight="bold" officeooo:rsid="0027ba10" officeooo:paragraph-rsid="0027ba10" style:font-weight-asian="bold" style:font-weight-complex="bold"/>
    </style:style>
    <style:style style:name="P7" style:family="paragraph" style:parent-style-name="Text_20_body">
      <style:text-properties fo:font-weight="bold" officeooo:rsid="00283988" officeooo:paragraph-rsid="00283988" style:font-weight-asian="bold" style:font-weight-complex="bold"/>
    </style:style>
    <style:style style:name="P8" style:family="paragraph" style:parent-style-name="Heading_20_2">
      <style:text-properties officeooo:paragraph-rsid="002454d1"/>
    </style:style>
    <style:style style:name="T1" style:family="text">
      <style:text-properties fo:font-variant="normal" fo:text-transform="none" fo:color="#292929" style:font-name="charter" fo:font-size="11pt" fo:letter-spacing="normal" fo:font-style="normal" fo:font-weight="normal" style:font-size-asian="11pt" style:font-size-complex="11pt"/>
    </style:style>
    <style:style style:name="T2" style:family="text">
      <style:text-properties fo:font-variant="normal" fo:text-transform="none" fo:color="#292929" style:font-name="charter" fo:font-size="11pt" fo:letter-spacing="normal" fo:font-style="normal" fo:font-weight="normal" officeooo:rsid="002454d1" style:font-size-asian="11pt" style:font-size-complex="11pt"/>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Quantization of TensorFlow Models</text:h>
      <text:p text:style-name="P1"><text:span text:style-name="T2"/></text:p>
      <text:p text:style-name="P2"><text:span text:style-name="T1">1. </text:span><text:a xlink:type="simple" xlink:href="https://arxiv.org/pdf/1712.05877.pdf" text:style-name="Internet_20_link" text:visited-style-name="Visited_20_Internet_20_Link">https://arxiv.org/pdf/1712.05877.pdf</text:a></text:p>
      <text:h text:style-name="P8" text:outline-level="2"><text:tab/>Training with simulated quantization</text:h>
      <text:p text:style-name="Standard">We propose an approach that simulates quantization effects in the forward pass of training. Backpropagation still happens as usual, and all weights and biases are stored in floating point so that they can be easily nudged by small amounts. The forward propagation pass however simulates quantized inference as it will happen in the inference engine, by implementing in floating-point arithmetic the rounding behavior of the quantization scheme that we introduced in section 2:</text:p>
      <text:p text:style-name="Standard"/>
      <text:p text:style-name="Text_20_body">• Weights are quantized before they are convolved with the input. If batch normalization (see [17]) is used for the layer, the batch normalization parameters are “folded into” the weights before quantization, see section 3.2.</text:p>
      <text:p text:style-name="Text_20_body">• Activations are quantized at points where they would be during inference, e.g. after the activation function is applied to a convolutional or fully connected layer’s output, or after a bypass connection adds or concatenates the outputs of several layers together such as in ResNets.</text:p>
      <text:p text:style-name="Text_20_body">For each layer, quantization is parameterized by the number of quantization levels and clamping range, and is performed by applying point-wise the quantization function q defined as follows:</text:p>
      <text:p text:style-name="Text_20_body"/>
      <text:p text:style-name="Text_20_body"/>
      <text:h text:style-name="Heading_20_2" text:outline-level="2">Approach as described in “https://www.tensorflow.org/model_optimization/guide/quantization/training_comprehensive_guide”</text:h>
      <text:p text:style-name="Text_20_body"/>
      <text:p text:style-name="P7">Approach for the CNN Accelerator:</text:p>
      <text:list xml:id="list812487788" text:style-name="L3">
        <text:list-item>
          <text:p text:style-name="P5">Train the model over n epochs using the standard TensorFlow setup (no quantization).</text:p>
        </text:list-item>
        <text:list-item>
          <text:p text:style-name="P5">Fine-tune the model using quantization aware training.</text:p>
        </text:list-item>
      </text:list>
      <text:p text:style-name="P3"/>
      <text:p text:style-name="P6">Tips for better model accuracy:</text:p>
      <text:list xml:id="list1476502343" text:style-name="L2">
        <text:list-item>
          <text:p text:style-name="P4">It's generally better to finetune with quantization aware training as opposed to training from scratch.</text:p>
        </text:list-item>
        <text:list-item>
          <text:p text:style-name="P4">Try quantizing the later layers instead of the first layers.</text:p>
        </text:list-item>
        <text:list-item>
          <text:p text:style-name="P4">Avoid quantizing critical layers (e.g. attention mechanism).</text:p>
        </text:list-item>
      </text:list>
      <text:p text:style-name="P3"><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harter" svg:font-family="charter, Georgia, Cambria, 'Times New Roman', Times, serif"/>
    <style:font-face style:name="sohne" svg:font-family="sohne, 'Helvetica Neue', Helvetica,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0-26T10:20:51.765756939</meta:creation-date>
    <dc:date>2020-10-27T14:02:03.813008328</dc:date>
    <meta:editing-duration>PT1H52M26S</meta:editing-duration>
    <meta:editing-cycles>13</meta:editing-cycles>
    <meta:generator>LibreOffice/6.0.7.3$Linux_X86_64 LibreOffice_project/00m0$Build-3</meta:generator>
    <meta:document-statistic meta:table-count="0" meta:image-count="0" meta:object-count="0" meta:page-count="2" meta:paragraph-count="15" meta:word-count="263" meta:character-count="1839" meta:non-whitespace-character-count="1595"/>
  </office:meta>
</office:document-meta>
</file>